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style:line-height-at-least="0.423cm"/>
      <style:text-properties officeooo:paragraph-rsid="0012f3bf"/>
    </style:style>
    <style:style style:name="P2" style:family="paragraph" style:parent-style-name="LO-normal"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2f3bf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6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7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8" style:family="paragraph" style:parent-style-name="LO-normal">
      <style:paragraph-properties fo:margin-left="1.27cm" fo:margin-right="0cm" fo:text-indent="0cm" style:auto-text-indent="false"/>
      <style:text-properties officeooo:paragraph-rsid="0014d369"/>
    </style:style>
    <style:style style:name="P9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10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11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2" style:family="paragraph" style:parent-style-name="Heading_20_2" style:list-style-name="WWNum1a">
      <style:paragraph-properties style:line-height-at-least="0.423cm"/>
      <style:text-properties style:font-name="Liberation Sans" fo:font-size="14pt" officeooo:rsid="00191571" officeooo:paragraph-rsid="00191571" style:font-name-asian="Microsoft YaHei" style:font-size-asian="14pt" style:font-name-complex="Arial" style:font-size-complex="14pt"/>
    </style:style>
    <style:style style:name="P13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5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13f31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4d369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loext:opacity="0%" style:font-name="Liberation Serif" fo:font-size="12pt" fo:language="pt" fo:country="BR" officeooo:rsid="0013f31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style:use-window-font-color="true" loext:opacity="0%" style:font-name="Liberation Serif" fo:font-size="12pt" fo:language="pt" fo:country="BR" officeooo:rsid="00149e8d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loext:opacity="0%" style:font-name="Liberation Serif" fo:font-size="12pt" fo:language="pt" fo:country="BR" officeooo:rsid="0014d369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0b34d2" style:font-size-asian="10pt" style:font-size-complex="10pt"/>
    </style:style>
    <style:style style:name="T13" style:family="text">
      <style:text-properties fo:font-size="10pt" officeooo:rsid="000c8245" style:font-size-asian="10pt" style:font-size-complex="10pt"/>
    </style:style>
    <style:style style:name="T14" style:family="text">
      <style:text-properties fo:font-size="10pt" officeooo:rsid="0013f315" style:font-size-asian="10pt" style:font-size-complex="10pt"/>
    </style:style>
    <style:style style:name="T15" style:family="text">
      <style:text-properties officeooo:rsid="000b34d2"/>
    </style:style>
    <style:style style:name="T16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7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18" style:family="text">
      <style:text-properties style:font-name="Liberation Sans" fo:font-size="14pt" officeooo:rsid="0013f315" style:font-name-asian="Microsoft YaHei" style:font-size-asian="14pt" style:font-name-complex="Arial" style:font-size-complex="14pt"/>
    </style:style>
    <style:style style:name="T19" style:family="text">
      <style:text-properties style:font-name="Liberation Sans" fo:font-size="14pt" officeooo:rsid="0014d369" style:font-name-asian="Microsoft YaHei" style:font-size-asian="14pt" style:font-name-complex="Arial" style:font-size-complex="14pt"/>
    </style:style>
    <style:style style:name="T20" style:family="text">
      <style:text-properties officeooo:rsid="000b3e23"/>
    </style:style>
    <style:style style:name="T21" style:family="text">
      <style:text-properties officeooo:rsid="000c8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Sistema de </text:span><text:span text:style-name="T10">Gerenciamento de Teatro</text:span><text:line-break/>Caso de Uso: <text:span text:style-name="T19">Visualizar</text:span><text:span text:style-name="T18"> peça, sessão ou sala</text:span></text:p>
      <text:list xml:id="list3233877176" text:style-name="WWNum1a">
        <text:list-item>
          <text:p text:style-name="P11">Descrição</text:p>
        </text:list-item>
      </text:list>
      <text:p text:style-name="P3"><text:span text:style-name="T11">Este serviço descreve como é feita </text:span><text:span text:style-name="T4">a </text:span><text:span text:style-name="T5">visualização</text:span><text:span text:style-name="T4"> de peça, sessões e salas</text:span><text:span text:style-name="T3">.</text:span></text:p>
      <text:list xml:id="list142043637464764" text:continue-numbering="true" text:style-name="WWNum1a">
        <text:list-item>
          <text:p text:style-name="P11">Descrição do Ator</text:p>
          <text:list>
            <text:list-item>
              <text:p text:style-name="P12">Participante</text:p>
            </text:list-item>
          </text:list>
        </text:list-item>
        <text:list-item>
          <text:p text:style-name="P11">Pré-requisito</text:p>
        </text:list-item>
      </text:list>
      <text:p text:style-name="P6"><text:span text:style-name="T11">1. </text:span><text:span text:style-name="T5">Usuário autenticado.</text:span></text:p>
      <text:list xml:id="list142042510498554" text:continue-numbering="true" text:style-name="WWNum1a">
        <text:list-item>
          <text:p text:style-name="P11">Fluxo básico de eventos</text:p>
        </text:list-item>
      </text:list>
      <text:list xml:id="list3343166693" text:style-name="WWNum2a">
        <text:list-item>
          <text:p text:style-name="P14"><text:span text:style-name="T13">O </text:span><text:span text:style-name="T5">participante</text:span><text:span text:style-name="T13"> faz a escolha </text:span><text:span text:style-name="T14">de uma peça, sessão ou sala</text:span><text:span text:style-name="T13">.</text:span></text:p>
        </text:list-item>
        <text:list-item>
          <text:p text:style-name="P14"><text:span text:style-name="T13">Será mostrada uma tela </text:span><text:span text:style-name="T4">exibindo informações do objeto escolhido</text:span><text:span text:style-name="T11">.</text:span></text:p>
        </text:list-item>
        <text:list-item>
          <text:p text:style-name="P15"><text:span text:style-name="T4">Apos ver as informações o </text:span><text:span text:style-name="T5">participante</text:span><text:span text:style-name="T4"> será redirecionado para a tela inicial</text:span><text:span text:style-name="T11">.</text:span></text:p>
        </text:list-item>
      </text:list>
      <text:list xml:id="list142043144562027" text:continue-list="list142042510498554" text:style-name="WWNum1a">
        <text:list-item>
          <text:p text:style-name="P11">Fluxos alternativos</text:p>
        </text:list-item>
      </text:list>
      <text:p text:style-name="P1"><text:span text:style-name="T15">5.1 </text:span><text:span text:style-name="T18">Peça, sessão ou sala</text:span><text:span text:style-name="T17"> não encontrad</text:span><text:span text:style-name="T18">a</text:span><text:span text:style-name="T17">.</text:span></text:p>
      <text:p text:style-name="P3"><text:span text:style-name="T3">Caso</text:span><text:span text:style-name="T4"> o objeto pesquisado não seja encontrado no banco de dados.</text:span></text:p>
      <text:p text:style-name="P4"><text:span text:style-name="T12"><text:tab/>1. </text:span><text:span text:style-name="T11">O sistema informa ao </text:span><text:span text:style-name="T13">participante</text:span><text:span text:style-name="T2">.</text:span><text:bookmark-start text:name="_heading=h.e9sl33f212yp"/><text:span text:style-name="T11"> </text:span></text:p>
      <text:list xml:id="list142043751598250" text:continue-numbering="true" text:style-name="WWNum1a">
        <text:list-item>
          <text:p text:style-name="P11">Cenários chave</text:p>
          <text:list>
            <text:list-item>
              <text:p text:style-name="P13">Erro ao conectar com o banco de dados.</text:p>
            </text:list-item>
          </text:list>
        </text:list-item>
        <text:list-item>
          <text:p text:style-name="P11">Pós-condição</text:p>
          <text:list>
            <text:list-item>
              <text:p text:style-name="P13"><text:span text:style-name="T19">Visualização</text:span><text:span text:style-name="T17"> feita com sucesso</text:span><text:span text:style-name="T20">. </text:span></text:p>
            </text:list-item>
          </text:list>
        </text:list-item>
      </text:list>
      <text:p text:style-name="P8"><text:span text:style-name="T6">O </text:span><text:span text:style-name="T9">participante</text:span><text:span text:style-name="T8"> </text:span><text:span text:style-name="T6">conseguiu </text:span><text:span text:style-name="T7">ver as informações do objeto e foi redirecionado para a tela inicial</text:span><text:span text:style-name="T6">.</text:span><text:bookmark-start text:name="_heading=h.3ybgif14tkxo"/></text:p>
      <text:list xml:id="list142042580668793" text:continue-numbering="true" text:style-name="WWNum1a">
        <text:list-item>
          <text:list>
            <text:list-item>
              <text:p text:style-name="P13">Falha <text:span text:style-name="T16">na </text:span><text:span text:style-name="T19">visualização</text:span><text:bookmark-start text:name="_heading=h.i3hgy9e01tu0"/></text:p>
            </text:list-item>
          </text:list>
        </text:list-item>
      </text:list>
      <text:p text:style-name="P7">O <text:span text:style-name="T9">participante</text:span><text:span text:style-name="T21"> não conseguiu </text:span><text:span text:style-name="T7">ver as informações do objeto e</text:span><text:span text:style-name="T21"> foi redirecionado para a tela inicial.</text:span></text:p>
      <text:list xml:id="list142044297016365" text:continue-numbering="true" text:style-name="WWNum1a">
        <text:list-item>
          <text:p text:style-name="P11">Requisitos especiais</text:p>
        </text:list-item>
      </text:list>
      <text:p text:style-name="P5"/>
      <text:p text:style-name="P2"/>
      <text:p text:style-name="P10"><text:bookmark-end text:name="_heading=h.e9sl33f212yp"/><text:bookmark-end text:name="_heading=h.3ybgif14tkxo"/><text:bookmark-end text:name="_heading=h.i3hgy9e01tu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4:20:42.149000000</dc:date>
    <meta:editing-duration>PT32M41S</meta:editing-duration>
    <meta:editing-cycles>1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3" meta:word-count="163" meta:character-count="966" meta:non-whitespace-character-count="838"/>
  </office:meta>
</office:document-meta>
</file>